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47f30" officeooo:paragraph-rsid="00047f30"/>
    </style:style>
    <style:style style:name="P2" style:family="paragraph" style:parent-style-name="Standard">
      <style:text-properties style:text-underline-style="none" officeooo:rsid="00047f30" officeooo:paragraph-rsid="00047f30"/>
    </style:style>
    <style:style style:name="P3" style:family="paragraph" style:parent-style-name="Standard">
      <style:text-properties style:text-underline-style="none" officeooo:rsid="00047f30" officeooo:paragraph-rsid="00079e29"/>
    </style:style>
    <style:style style:name="P4" style:family="paragraph" style:parent-style-name="Standard">
      <style:text-properties style:text-underline-style="none" officeooo:rsid="0007331d" officeooo:paragraph-rsid="00079e29"/>
    </style:style>
    <style:style style:name="P5" style:family="paragraph" style:parent-style-name="Standard">
      <style:text-properties officeooo:paragraph-rsid="000263f1"/>
    </style:style>
    <style:style style:name="P6" style:family="paragraph" style:parent-style-name="Standard">
      <style:text-properties officeooo:rsid="000263f1" officeooo:paragraph-rsid="000263f1"/>
    </style:style>
    <style:style style:name="T1" style:family="text">
      <style:text-properties officeooo:rsid="00054758"/>
    </style:style>
    <style:style style:name="T2" style:family="text">
      <style:text-properties officeooo:rsid="0007c415"/>
    </style:style>
    <style:style style:name="T3" style:family="text">
      <style:text-properties officeooo:rsid="0009585d"/>
    </style:style>
    <style:style style:name="T4" style:family="text">
      <style:text-properties officeooo:rsid="0001b6dd"/>
    </style:style>
    <style:style style:name="T5" style:family="text">
      <style:text-properties officeooo:rsid="000263f1"/>
    </style:style>
    <style:style style:name="T6" style:family="text">
      <style:text-properties officeooo:rsid="0002b084"/>
    </style:style>
    <style:style style:name="T7" style:family="text">
      <style:text-properties officeooo:rsid="000325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sis Plan</text:p>
      <text:p text:style-name="P2"/>
      <text:p text:style-name="P2"/>
      <text:p text:style-name="P2"/>
      <text:p text:style-name="P2"/>
      <text:p text:style-name="P2"/>
      <text:p text:style-name="P3">The submitted piece is <text:span text:style-name="T1">the Introduction and Section 1 of an envisaged </text:span><text:span text:style-name="T2">larger</text:span><text:span text:style-name="T1"> article, </text:span><text:span text:style-name="T2">the aim of which is to introduce my method of “phonologically annotating” early Slavic texts, </text:span><text:span text:style-name="T3">firstly</text:span><text:span text:style-name="T2"> by describing in detail the decisions behind the Late Common Slavonic phoneme-system </text:span><text:span text:style-name="T3">used</text:span><text:span text:style-name="T2"> to index the words of the texts. <text:s/></text:span></text:p>
      <text:p text:style-name="P4"/>
      <text:p text:style-name="P4">and the short descriptions given in that Introduction of Sections 2, 3 and 4 do correspond </text:p>
      <text:p text:style-name="Standard"/>
      <text:p text:style-name="Standard"/>
      <text:p text:style-name="Standard">- <text:span text:style-name="T4">add stuff like inflection-class dropdown to the interface so all the same type can be highlighted, preferably with group-categories (e.g. class 1 verbs) so that not every minute category always needs to be separated. Add the same to a much-more powerful and controllable advanced search function.</text:span></text:p>
      <text:p text:style-name="Standard"/>
      <text:p text:style-name="Standard">- <text:span text:style-name="T5">Write the section on automatic morphology-tagging and try to improve on the latst results from Rabus etc. by better normalisation, and use that to do a good first-pass at Assemanianus (better than the current TnT version which is only barely better than Eckhoff Beautiful Friendship bullshit).</text:span></text:p>
      <text:p text:style-name="Standard"/>
      <text:p text:style-name="P5">- <text:span text:style-name="T5">Study also Rabus’ experiments with Transkribus for automatic transliteration, and use that to 1.) allign Eckhoff’s digitisations with the manuscripts, so that the publicly-available manuscript photographs for most of her texts can be offered in the web-interface, and 2.) transcribe interesting texts like the Galician Gospels; produce proper digital version of Ostromir’s Gospel (the simnplified text exists on the Russian National Library website, so Transkribus would only be needed to add back in the detail). Get the digital version of the Izborniki from the Bulgarians.</text:span></text:p>
      <text:p text:style-name="P6">THese early East Slavic copies will be most valuable for studies into the phonology of consonant-palatalisation; specifically differences from OCS in the spellings of things like reflex of *ьga *ьxa *ьgǫ *ьxǫ, <text:span text:style-name="T6">or the choice of letter after LCS palatal-letter, </text:span><text:span text:style-name="T7">or the differentiation of LCS *ĺ ń ŕ from /l' r' n'/ (as in that study mentioned by Shevelov 196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1T14:38:17.109616049</meta:creation-date>
    <dc:date>2025-10-27T20:37:29.587495924</dc:date>
    <meta:editing-duration>PT6H23M21S</meta:editing-duration>
    <meta:editing-cycles>8</meta:editing-cycles>
    <meta:generator>LibreOffice/25.8.1.1$Linux_X86_64 LibreOffice_project/580$Build-1</meta:generator>
    <meta:document-statistic meta:table-count="0" meta:image-count="0" meta:object-count="0" meta:page-count="1" meta:paragraph-count="7" meta:word-count="308" meta:character-count="1943" meta:non-whitespace-character-count="1638"/>
  </office:meta>
</office:document-meta>
</file>